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65cm"/>
    </style:style>
    <style:style style:name="co2" style:family="table-column">
      <style:table-column-properties fo:break-before="auto" style:column-width="2.921cm"/>
    </style:style>
    <style:style style:name="co3" style:family="table-column">
      <style:table-column-properties fo:break-before="auto" style:column-width="10.029cm"/>
    </style:style>
    <style:style style:name="co4" style:family="table-column">
      <style:table-column-properties fo:break-before="auto" style:column-width="12.317cm"/>
    </style:style>
    <style:style style:name="co5" style:family="table-column">
      <style:table-column-properties fo:break-before="auto" style:column-width="2.529cm"/>
    </style:style>
    <style:style style:name="co6" style:family="table-column">
      <style:table-column-properties fo:break-before="auto" style:column-width="3.004cm"/>
    </style:style>
    <style:style style:name="co7" style:family="table-column">
      <style:table-column-properties fo:break-before="auto" style:column-width="2.949cm"/>
    </style:style>
    <style:style style:name="co8" style:family="table-column">
      <style:table-column-properties fo:break-before="auto" style:column-width="3.794cm"/>
    </style:style>
    <style:style style:name="co9" style:family="table-column">
      <style:table-column-properties fo:break-before="auto" style:column-width="4.202cm"/>
    </style:style>
    <style:style style:name="co10" style:family="table-column">
      <style:table-column-properties fo:break-before="auto" style:column-width="3.249cm"/>
    </style:style>
    <style:style style:name="co11" style:family="table-column">
      <style:table-column-properties fo:break-before="auto" style:column-width="3.059cm"/>
    </style:style>
    <style:style style:name="co12" style:family="table-column">
      <style:table-column-properties fo:break-before="auto" style:column-width="3.821cm"/>
    </style:style>
    <style:style style:name="co13" style:family="table-column">
      <style:table-column-properties fo:break-before="auto" style:column-width="5.237cm"/>
    </style:style>
    <style:style style:name="co14" style:family="table-column">
      <style:table-column-properties fo:break-before="auto" style:column-width="5.427cm"/>
    </style:style>
    <style:style style:name="co15" style:family="table-column">
      <style:table-column-properties fo:break-before="auto" style:column-width="5.89cm"/>
    </style:style>
    <style:style style:name="co16" style:family="table-column">
      <style:table-column-properties fo:break-before="auto" style:column-width="3.521cm"/>
    </style:style>
    <style:style style:name="co17" style:family="table-column">
      <style:table-column-properties fo:break-before="auto" style:column-width="3.494cm"/>
    </style:style>
    <style:style style:name="co18" style:family="table-column">
      <style:table-column-properties fo:break-before="auto" style:column-width="20.052cm"/>
    </style:style>
    <style:style style:name="co19" style:family="table-column">
      <style:table-column-properties fo:break-before="auto" style:column-width="2.976cm"/>
    </style:style>
    <style:style style:name="co20" style:family="table-column">
      <style:table-column-properties fo:break-before="auto" style:column-width="1.669cm"/>
    </style:style>
    <style:style style:name="co21" style:family="table-column">
      <style:table-column-properties fo:break-before="auto" style:column-width="5.944cm"/>
    </style:style>
    <style:style style:name="co22" style:family="table-column">
      <style:table-column-properties fo:break-before="auto" style:column-width="4.092cm"/>
    </style:style>
    <style:style style:name="co23" style:family="table-column">
      <style:table-column-properties fo:break-before="auto" style:column-width="4.475cm"/>
    </style:style>
    <style:style style:name="co24" style:family="table-column">
      <style:table-column-properties fo:break-before="auto" style:column-width="4.283cm"/>
    </style:style>
    <style:style style:name="co25" style:family="table-column">
      <style:table-column-properties fo:break-before="auto" style:column-width="5.318cm"/>
    </style:style>
    <style:style style:name="co26" style:family="table-column">
      <style:table-column-properties fo:break-before="auto" style:column-width="26.206cm"/>
    </style:style>
    <style:style style:name="co27" style:family="table-column">
      <style:table-column-properties fo:break-before="auto" style:column-width="45.367cm"/>
    </style:style>
    <style:style style:name="co28" style:family="table-column">
      <style:table-column-properties fo:break-before="auto" style:column-width="23.347cm"/>
    </style:style>
    <style:style style:name="co2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3" table:default-cell-style-name="Default"/>
        <table:table-column table:style-name="co15" table:default-cell-style-name="Default"/>
        <table:table-column table:style-name="co16" table:default-cell-style-name="Default"/>
        <table:table-column table:style-name="co16" table:default-cell-style-name="ce1"/>
        <table:table-column table:style-name="co17" table:default-cell-style-name="Default"/>
        <table:table-column table:style-name="co8"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1">
          <table:table-cell office:value-type="string" calcext:value-type="string">
            <text:p>v_products_model</text:p>
          </table:table-cell>
          <table:table-cell office:value-type="string" calcext:value-type="string">
            <text:p>v_products_type</text:p>
          </table:table-cell>
          <table:table-cell office:value-type="string" calcext:value-type="string">
            <text:p>v_products_image</text:p>
          </table:table-cell>
          <table:table-cell office:value-type="string" calcext:value-type="string">
            <text:p>v_products_name_1</text:p>
          </table:table-cell>
          <table:table-cell office:value-type="string" calcext:value-type="string">
            <text:p>v_products_description_1</text:p>
          </table:table-cell>
          <table:table-cell office:value-type="string" calcext:value-type="string">
            <text:p>v_products_url_1</text:p>
          </table:table-cell>
          <table:table-cell office:value-type="string" calcext:value-type="string">
            <text:p>v_specials_price</text:p>
          </table:table-cell>
          <table:table-cell office:value-type="string" calcext:value-type="string">
            <text:p>v_specials_date_avail</text:p>
          </table:table-cell>
          <table:table-cell office:value-type="string" calcext:value-type="string">
            <text:p>v_specials_expires_date</text:p>
          </table:table-cell>
          <table:table-cell office:value-type="string" calcext:value-type="string">
            <text:p>v_products_price</text:p>
          </table:table-cell>
          <table:table-cell office:value-type="string" calcext:value-type="string">
            <text:p>v_products_qty_box_status</text:p>
          </table:table-cell>
          <table:table-cell office:value-type="string" calcext:value-type="string">
            <text:p>v_products_weight</text:p>
          </table:table-cell>
          <table:table-cell office:value-type="string" calcext:value-type="string">
            <text:p>v_product_is_call</text:p>
          </table:table-cell>
          <table:table-cell office:value-type="string" calcext:value-type="string">
            <text:p>v_products_sort_order</text:p>
          </table:table-cell>
          <table:table-cell office:value-type="string" calcext:value-type="string">
            <text:p>v_products_quantity_order_min</text:p>
          </table:table-cell>
          <table:table-cell office:value-type="string" calcext:value-type="string">
            <text:p>v_products_quantity_order_units</text:p>
          </table:table-cell>
          <table:table-cell office:value-type="string" calcext:value-type="string">
            <text:p>v_products_priced_by_attribute</text:p>
          </table:table-cell>
          <table:table-cell office:value-type="string" calcext:value-type="string">
            <text:p>v_product_is_always_free_shipping</text:p>
          </table:table-cell>
          <table:table-cell office:value-type="string" calcext:value-type="string">
            <text:p>v_date_avail</text:p>
          </table:table-cell>
          <table:table-cell table:style-name="Default" office:value-type="string" calcext:value-type="string">
            <text:p>v_date_added</text:p>
          </table:table-cell>
          <table:table-cell office:value-type="string" calcext:value-type="string">
            <text:p>v_products_quantity</text:p>
          </table:table-cell>
          <table:table-cell office:value-type="string" calcext:value-type="string">
            <text:p>v_manufacturers_name</text:p>
          </table:table-cell>
          <table:table-cell office:value-type="string" calcext:value-type="string">
            <text:p>v_categories_name_1</text:p>
          </table:table-cell>
          <table:table-cell office:value-type="string" calcext:value-type="string">
            <text:p>v_tax_class_title</text:p>
          </table:table-cell>
          <table:table-cell office:value-type="string" calcext:value-type="string">
            <text:p>v_status</text:p>
          </table:table-cell>
          <table:table-cell office:value-type="string" calcext:value-type="string">
            <text:p>v_metatags_products_name_status</text:p>
          </table:table-cell>
          <table:table-cell office:value-type="string" calcext:value-type="string">
            <text:p>v_metatags_title_status</text:p>
          </table:table-cell>
          <table:table-cell office:value-type="string" calcext:value-type="string">
            <text:p>v_metatags_model_status</text:p>
          </table:table-cell>
          <table:table-cell office:value-type="string" calcext:value-type="string">
            <text:p>v_metatags_price_status</text:p>
          </table:table-cell>
          <table:table-cell office:value-type="string" calcext:value-type="string">
            <text:p>v_metatags_title_tagline_status</text:p>
          </table:table-cell>
          <table:table-cell office:value-type="string" calcext:value-type="string">
            <text:p>v_metatags_title_1</text:p>
          </table:table-cell>
          <table:table-cell office:value-type="string" calcext:value-type="string">
            <text:p>v_metatags_keywords_1</text:p>
          </table:table-cell>
          <table:table-cell office:value-type="string" calcext:value-type="string">
            <text:p>v_metatags_description_1</text:p>
          </table:table-cell>
        </table:table-row>
        <table:table-row table:style-name="ro1">
          <table:table-cell office:value-type="string" calcext:value-type="string">
            <text:p>MR-HD500</text:p>
          </table:table-cell>
          <table:table-cell office:value-type="float" office:value="1" calcext:value-type="float">
            <text:p>1</text:p>
          </table:table-cell>
          <table:table-cell office:value-type="string" calcext:value-type="string">
            <text:p>HD500_Studio_Session-043_LOW_RES.jpg</text:p>
          </table:table-cell>
          <table:table-cell office:value-type="string" calcext:value-type="string">
            <text:p>Martini® Heavy Duty Brake Fluid HD-500</text:p>
          </table:table-cell>
          <table:table-cell office:value-type="string" calcext:value-type="string">
            <text:p>&lt;div class='infobox_container'&gt; <text:s text:c="2"/>&lt;div class='infobox fullbox'&gt; <text:s text:c="5"/>&lt;h2&gt;Technical data and specifications&lt;/h2&gt; <text:s text:c="6"/>&lt;p&gt;Martini® HD-500 Heavy Duty Brake Fluid is recommended for use in the hydraulic brake and clutch systems of all cars, commercial vehicles and motorcycles for which a premium DOT 4 brake fluid is specified.&lt;/p&gt; <text:s text:c="6"/>&lt;p&gt;Martini® HD-500 Heavy Duty Brake Fluid is highly recommended for late model vehicles as well as earlier models.&lt;/p&gt; <text:s text:c="6"/>&lt;p&gt;Martini® HD-500 Heavy Duty Brake Fluid has a typical temperature operating range of:&lt;/p&gt; <text:s text:c="6"/>&lt;ul class='infobox_list'&gt; <text:s text:c="5"/>&lt;li&gt;Maximum Dry Boiling Point 269°C/516F&lt;/li&gt; <text:s text:c="5"/>&lt;li&gt;Maximum Wet Boiling Point 159°C/318F&lt;/li&gt; <text:s text:c="4"/>&lt;/ul&gt; <text:s text:c="6"/>&lt;p&gt;Martini® HD-500 Heavy Duty Brake Fluid is a premium formulation brake and clutch fluid which conforms to and exceeds current international specifications:&lt;/p&gt; <text:s text:c="6"/>&lt;ul class='infobox_list'&gt; <text:s text:c="5"/>&lt;li&gt;DOT 3 (min 205°C)&lt;/li&gt; <text:s text:c="5"/>&lt;li&gt;DOT 4 (min 230°C)&lt;/li&gt; <text:s text:c="5"/>&lt;li&gt;U.S. FMVSS No.116&lt;/li&gt; <text:s text:c="5"/>&lt;li&gt;SAE J1703&lt;/li&gt; <text:s text:c="5"/>&lt;li&gt;SAE J1704&lt;/li&gt; <text:s text:c="5"/>&lt;li&gt;ISO 4925 (Classes 3 &amp; 4)&lt;/li&gt; <text:s text:c="4"/>&lt;/ul&gt; <text:s text:c="8"/>&lt;p&gt;Martini® HD-500 Heavy Duty Brake Fluid will mix safely with other premium quality DOT 4 brake and clutch fluids conforming to the above specifications. If in doubt consult vehicle handbook.&lt;/p&gt; <text:s text:c="6"/>&lt;p&gt;Martini® HD-500 Heavy Duty Brake Fluid should be changed every two years or 40,000 km, whichever occurs first.&lt;/p&gt; <text:s text:c="4"/>&lt;p&gt;Martini® HD-500 Heavy Duty Brake Fluid is not recommended for use with components made from magnesium or alloys with high magnesium content.&lt;/p&gt; <text:s text:c="4"/>&lt;p&gt;Martini® HD-500 Heavy Duty Brake Fluid if spilt will damage paintwork, wash off immediately with cold water.&lt;/p&gt; <text:s text:c="4"/>&lt;/div&gt; <text:s/>&lt;/div&gt;</text:p>
          </table:table-cell>
          <table:table-cell table:number-columns-repeated="4"/>
          <table:table-cell office:value-type="float" office:value="11.82" calcext:value-type="float">
            <text:p>11.8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5:54:54</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Brake Fluid</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SS600</text:p>
          </table:table-cell>
          <table:table-cell office:value-type="float" office:value="1" calcext:value-type="float">
            <text:p>1</text:p>
          </table:table-cell>
          <table:table-cell office:value-type="string" calcext:value-type="string">
            <text:p>SS600Studio_Session-042_LOW_RES.jpg</text:p>
          </table:table-cell>
          <table:table-cell office:value-type="string" calcext:value-type="string">
            <text:p>Martini® Super Sport Brake Fluid SS-600</text:p>
          </table:table-cell>
          <table:table-cell office:value-type="string" calcext:value-type="string">
            <text:p>&lt;div class='infobox_container'&gt; <text:s/>&lt;div class='infobox fullbox'&gt; <text:s text:c="3"/>&lt;h2&gt;Technical data and specifications:&lt;/h2&gt; <text:s text:c="3"/>&lt;p&gt;Martini® SS-600 Super Sport Brake Fluid has been especially formulated to provide outstanding results under high performance, heavy duty or towing applications where braking systems must operate at very high temperatures for prolonged periods.&lt;/p&gt; <text:s text:c="3"/>&lt;p&gt;Martini® SS-600 Super Sport Brake Fluid is recommended for use in the hydraulic brake and clutch systems of all cars, commercial vehicles and motorcycles for which a super-premium DOT 4 brake fluid is specified. Martini® SS-600 Super Sport Brake Fluid is highly recommended for late model vehicles as well as earlier models.&lt;/p&gt; <text:s text:c="3"/>&lt;p&gt;Martini® SS-600 Super Sport Brake Fluid should be should be changed every two years or 40,000 km, whichever occurs first.&lt;/p&gt; <text:s text:c="3"/>&lt;p&gt;Martini® SS-600 Heavy Duty Brake Fluid has a typical temperature operating range of:&lt;/p&gt; <text:s text:c="3"/>&lt;ul class='infobox_list'&gt; <text:s text:c="5"/>&lt;li&gt;Maximum Dry Boiling Point 312°C/593°F&lt;/li&gt; <text:s text:c="5"/>&lt;li&gt;Maximum Wet Boiling Point 204°C/399°F&lt;/li&gt; <text:s/>&lt;/ul&gt; <text:s text:c="3"/>&lt;p&gt;Martini® SS-600 Super Sport Brake Fluid is a super-premium formulation brake and clutch fluid which conforms to and exceeds current international specifications:&lt;/p&gt; <text:s text:c="3"/>&lt;ul class='infobox_list'&gt; <text:s text:c="5"/>&lt;li&gt;DOT 3 (min 205°C)&lt;/li&gt; <text:s text:c="5"/>&lt;li&gt;DOT 4 (min 230°C)&lt;/li&gt; <text:s text:c="5"/>&lt;li&gt;U.S. FMVSS No.116&lt;/li&gt; <text:s text:c="5"/>&lt;li&gt;SAE J1703&lt;/li&gt; <text:s text:c="5"/>&lt;li&gt;SAE J1704&lt;/li&gt; <text:s text:c="5"/>&lt;li&gt;ISO 4925 (Classes 3 &amp; 4)&lt;/li&gt; <text:s/>&lt;/ul&gt; <text:s text:c="5"/>&lt;p&gt;Martini® SS-600 Super Sport Brake Fluid should not be mixed with other brake fluids or its performance may be compromised.&lt;/p&gt; <text:s/>&lt;p&gt;Martini® SS-600 Super Sport Brake Fluid is not recommended for use with components made from magnesium or alloys with high magnesium content.&lt;/p&gt; <text:s/>&lt;p&gt;Martini® SS-600 Super Sport Brake Fluid if spilt will damage paintwork, wash off immediately with cold water.&lt;/p&gt; <text:s text:c="3"/>&lt;/div&gt; <text:s/>&lt;/div&gt;</text:p>
          </table:table-cell>
          <table:table-cell table:number-columns-repeated="4"/>
          <table:table-cell office:value-type="float" office:value="35" calcext:value-type="float">
            <text:p>3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0" calcext:value-type="float">
            <text:p>2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7:44:19</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Brake Fluid</text:p>
          </table:table-cell>
          <table:table-cell office:value-type="string" calcext:value-type="string">
            <text:p>--none--</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RF700</text:p>
          </table:table-cell>
          <table:table-cell office:value-type="float" office:value="1" calcext:value-type="float">
            <text:p>1</text:p>
          </table:table-cell>
          <table:table-cell office:value-type="string" calcext:value-type="string">
            <text:p>RF700_Studio_Session-041_LOW_RES.jpg</text:p>
          </table:table-cell>
          <table:table-cell office:value-type="string" calcext:value-type="string">
            <text:p>Martini® Racing Formula Brake Fluid RF-700</text:p>
          </table:table-cell>
          <table:table-cell office:value-type="string" calcext:value-type="string">
            <text:p>&lt;div class='infobox_container'&gt; <text:s/>&lt;div class='infobox fullbox'&gt; <text:s/>&lt;h2&gt;Technical data and specifications&lt;/h2&gt; <text:s text:c="3"/>&lt;p&gt;Martini® RF-700 Racing Formula Brake Fluid has been especially manufactured to provide the highest performance under racing, motor sport or extreme braking conditions.&lt;/p&gt; <text:s text:c="3"/>&lt;p&gt;Martini® RF-700 Racing Formula Brake Fluid is designed to provide the highest possible resistance to fluid boiling and degradation in racing applications. Martini® RF-700 Racing Formula Brake Fluid incorporates low moisture absorption and high density characteristics. Martini® RF-700 Racing Formula Brake Fluid is designed with a very high specific gravity which assists in greatly reducing compressibility and in turn helps to eliminate soft pedal fading and vapour lock.&lt;/p&gt; <text:s text:c="3"/>&lt;p&gt;Martini® RF-700 Racing Formula Brake Fluid has a typical temperature operating range of:&lt;/p&gt; <text:s text:c="3"/>&lt;ul class='infobox_list'&gt; <text:s text:c="5"/>&lt;li&gt;Maximum Dry Boiling Point: 328°C/623°F&lt;/li&gt; <text:s text:c="5"/>&lt;li&gt;Maximum Wet Boiling Point: 204°C/400°F&lt;/li&gt; <text:s/>&lt;/ul&gt; <text:s text:c="6"/>&lt;p&gt;Martini® RF-700 Racing Formula Brake Fluid is an ultra-premium racing formulation brake fluid which conforms to and exceeds current international specifications:&lt;/p&gt; <text:s text:c="3"/>&lt;ul class='infobox_list'&gt; <text:s text:c="5"/>&lt;li&gt;DOT 3 (min 205°C)&lt;/li&gt; <text:s text:c="5"/>&lt;li&gt;DOT 4 (min 230°C)&lt;/li&gt; <text:s text:c="5"/>&lt;li&gt;U.S. FMVSS No.116&lt;/li&gt; <text:s text:c="5"/>&lt;li&gt;SAE J1703&lt;/li&gt; <text:s text:c="5"/>&lt;li&gt;SAE J1704&lt;/li&gt; <text:s text:c="5"/>&lt;li&gt;ISO 4925 (Classes 3 &amp; 4)&lt;/li&gt; <text:s/>&lt;/ul&gt; <text:s text:c="6"/>&lt;p&gt;For best results, bleed the system with Martini® RF-700 Racing Formula Brake Fluid before each meeting.&lt;/p&gt; <text:s text:c="3"/>&lt;p&gt;Martini® RF-700 Racing Formula Brake Fluid should not be mixed with other brake fluids or its outstanding performance may be compromised.&lt;/p&gt; <text:s/>&lt;p&gt;Martini® RF-700 Racing Formula Brake Fluid is one of the very few RACE GRADE brake fluids that is completely safe and road legal in Australia as well as other International destinations.&lt;/p&gt; <text:s/>&lt;p&gt;Martini® RF-700 Racing Formula Brake Fluid if spilt will damage paintwork, wash off immediately with cold water.&lt;/p&gt; <text:s/>&lt;p&gt;Martini® RF-700 Racing Formula Brake Fluid is not recommended for use with components made from magnesium or alloys with high magnesium content.&lt;/p&gt; <text:s/>&lt;p&gt;Martini® RF-700 Racing Formula Brake Fluid if spilt will damage paintwork, wash off immediately with cold water.&lt;/p&gt; <text:s text:c="3"/>&lt;/div&gt; <text:s/>&lt;/div&gt;</text:p>
          </table:table-cell>
          <table:table-cell table:number-columns-repeated="4"/>
          <table:table-cell office:value-type="float" office:value="45.45" calcext:value-type="float">
            <text:p>45.45</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0" calcext:value-type="float">
            <text:p>3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7:49:40</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Brake Fluid</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MSK</text:p>
          </table:table-cell>
          <table:table-cell office:value-type="float" office:value="1" calcext:value-type="float">
            <text:p>1</text:p>
          </table:table-cell>
          <table:table-cell office:value-type="string" calcext:value-type="string">
            <text:p>Super_Kool_pic_online_store.jpg</text:p>
          </table:table-cell>
          <table:table-cell office:value-type="string" calcext:value-type="string">
            <text:p>SuperKool New Generation Coolant</text:p>
          </table:table-cell>
          <table:table-cell office:value-type="string" calcext:value-type="string">
            <text:p>&lt;div class='infobox_container'&gt; <text:s/>&lt;div class='infobox fullbox'&gt; <text:s text:c="3"/>&lt;p&gt;SuperKool is a NON Ethylene Glycol Coolant which has outstanding cooling characteristics and anti-corrosion properties.&lt;/p&gt; <text:s text:c="3"/>&lt;p&gt;Martini Super Kool technology has been extensively tested and its performance proven in one of the harshest test beds in the world, Indy style racing cars. Utilizing this technology and tested under extreme road and racing conditions, Martini Super Kool is specifically formulated to prevent overheating and corrosion in today’s high performance road and track racing engines when added to plain clean water. It is particularly effective at preventing electrochemical corrosion of lightweight alloy metals.&lt;/p&gt; <text:s text:c="3"/>&lt;p&gt;Martini Super Kool has a thermal conductivity twice that of conventional ethylene glycol coolants.&lt;/p&gt; <text:s text:c="7"/>&lt;p&gt;Super Kool is a road and track coolant, which meets and exceeds the Australian Standards AS2108.2004 TYPE B Coolant Specifications.&lt;/p&gt; <text:s text:c="3"/>&lt;p&gt;Super Kool keeps the water passages of the engine and cooling system exceptionally clean by preventing the build up of scale and corrosion bi-products. This maximises heat transfer leading to lower operating temperatures and increased engine performance and efficiency.&lt;/p&gt; <text:s text:c="3"/>&lt;p&gt;Super Kool’s unique formulation is designed to reduce the surface tension of water by a factor of two, which means that much smaller vapour bubbles will be formed. Vapour bubbles on the metal surface create an insulating layer, which impedes heat transfer. Releasing these vapour bubbles from the metal surface can improve the heat transfer properties in this localized boiling region by as much as 15%&lt;/p&gt; <text:s text:c="6"/>&lt;h2&gt;Benefits of Martini Super Kool&lt;/h2&gt; <text:s text:c="3"/>&lt;ul class='infobox_list'&gt; <text:s text:c="5"/>&lt;li&gt;Increases the “wetting” ability of water by up to 100%&lt;/li&gt; <text:s text:c="5"/>&lt;li&gt;Dramatically improves speed of heat transfer&lt;/li&gt; <text:s text:c="5"/>&lt;li&gt;Reduces cylinder head temperatures&lt;/li&gt; <text:s text:c="5"/>&lt;li&gt;Prevents high temperature coolant foaming&lt;/li&gt; <text:s text:c="5"/>&lt;li&gt;Permits more spark advance for increased horsepower and torque&lt;/li&gt; <text:s text:c="5"/>&lt;li&gt;Reduces rust, corrosion and electrolysis of all metals&lt;/li&gt; <text:s text:c="5"/>&lt;li&gt;Cleans and lubricates water pump seals&lt;/li&gt; <text:s text:c="5"/>&lt;li&gt;Reduces high temperature cavitation corrosion&lt;/li&gt; <text:s text:c="5"/>&lt;li&gt;Concentrated road and track formulation provides treat rate of 50ml per litre or 350ml bottle up to 7lt capacity&lt;/li&gt; <text:s text:c="5"/>&lt;li&gt;Provides long term acid corrosion protection and has an excellent service life of 5years or 250,000 ks&lt;/li&gt; <text:s/>&lt;/ul&gt; <text:s text:c="5"/>&lt;/div&gt; <text:s/>&lt;/div&gt;</text:p>
          </table:table-cell>
          <table:table-cell table:number-columns-repeated="4"/>
          <table:table-cell office:value-type="float" office:value="31.82" calcext:value-type="float">
            <text:p>31.8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8:03:37</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Super Products</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MSB</text:p>
          </table:table-cell>
          <table:table-cell office:value-type="float" office:value="1" calcext:value-type="float">
            <text:p>1</text:p>
          </table:table-cell>
          <table:table-cell office:value-type="string" calcext:value-type="string">
            <text:p>Super_Boost_pic_online_store.jpg</text:p>
          </table:table-cell>
          <table:table-cell office:value-type="string" calcext:value-type="string">
            <text:p>SuperBoost Octane Booster</text:p>
          </table:table-cell>
          <table:table-cell office:value-type="string" calcext:value-type="string">
            <text:p>&lt;div class='infobox_container'&gt; <text:s/>&lt;div class='infobox fullbox'&gt; <text:s text:c="3"/>&lt;p&gt;Martini Racing Products is an innovator in producing power enhancing, liquid horsepower solutions for those that are serious about maximising road &amp; track performance.&lt;/p&gt; <text:s text:c="3"/>&lt;p&gt;Super Boost increases fuel octane to help eliminate pre-ignition and detonation. This will produce more horsepower and torque while permitting your engine to run cooler and to its full potential.&lt;/p&gt; <text:s text:c="3"/>&lt;p&gt;Super Boost is formulated to increase octane ratings of unleaded petrol by up to 5 Research Octane Numbers (RON) if desired and is therefore the perfect fix for those that need the power producing benefits and anti-detonation characteristics of a race fuel without the cost and filling hassle for everyday use. Super Boost is safe for the environment and provides excellent upper cylinder lubrication benefits.&lt;/p&gt; <text:s text:c="3"/>&lt;p&gt;Perfect for modified streetcars and occasional track day racers needing an edge over the competition or an added safety margin for engine life when running commercially available pump fuel.&lt;/p&gt; <text:s text:c="14"/>&lt;h2&gt;Super Boost’s main benefits are:&lt;/h2&gt; <text:s text:c="3"/>&lt;ul class='infobox_list'&gt; <text:s text:c="5"/>&lt;li&gt;Helps prevent pre-ignition &amp; detonation&lt;/li&gt; <text:s text:c="5"/>&lt;li&gt;Maximises horsepower potential&lt;/li&gt; <text:s text:c="5"/>&lt;li&gt;Absorbs water and condensation&lt;/li&gt; <text:s text:c="5"/>&lt;li&gt;Helps to reduce overheating and piston damage&lt;/li&gt; <text:s text:c="5"/>&lt;li&gt;Helps to prevent harmful engine running on&lt;/li&gt; <text:s text:c="5"/>&lt;li&gt;Cleans Fuel injectors&lt;/li&gt; <text:s text:c="5"/>&lt;li&gt;Allows higher compression ratios and increases throttle response&lt;/li&gt; <text:s text:c="5"/>&lt;li&gt;Safe for catalytic converters and oxygen&lt;/li&gt; <text:s text:c="5"/>&lt;li&gt;Provides upper cylinder lubrication similar to lead (treat rate1ml to 42lt)&lt;/li&gt; <text:s text:c="5"/>&lt;li&gt;Protects from valve seat recession in early model leaded, vintage and historic engines.&lt;/li&gt; <text:s text:c="5"/>&lt;li&gt;Super boost is road legal&lt;/li&gt; <text:s/>&lt;/ul&gt; <text:s text:c="3"/>&lt;p&gt;Tests indicate that the addition of Martini Super Boost at the recommended treat rate&lt;/p&gt; <text:s text:c="3"/>&lt;p&gt;(50ml to 6lt~350ml to 42lt) can increase Research Octane Numbers (RON) by up to 5 numbers&lt;/p&gt; <text:s text:c="3"/>&lt;p&gt;91.5 Unleaded +Super Boost = 96.5 or plus 5.0 RON&lt;/p&gt; <text:s text:c="3"/>&lt;p&gt;95 PULP + Super Boost = 98.1 or plus 3.1 RON&lt;/p&gt; <text:s text:c="3"/>&lt;p&gt;98 PULP + Super Boost = 100.1 or plus 2.1 RON&lt;/p&gt; <text:s text:c="3"/>&lt;p&gt;100 PULP + Super Boost = 102 or plus 2 RON&lt;/p&gt; <text:s text:c="3"/>&lt;/div&gt; <text:s/>&lt;/div&gt;</text:p>
          </table:table-cell>
          <table:table-cell table:number-columns-repeated="4"/>
          <table:table-cell office:value-type="float" office:value="27.27" calcext:value-type="float">
            <text:p>27.27</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8:07:37</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Super Products</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MSL</text:p>
          </table:table-cell>
          <table:table-cell office:value-type="float" office:value="1" calcext:value-type="float">
            <text:p>1</text:p>
          </table:table-cell>
          <table:table-cell office:value-type="string" calcext:value-type="string">
            <text:p>Super_Lube_pic_online_store.jpg</text:p>
          </table:table-cell>
          <table:table-cell office:value-type="string" calcext:value-type="string">
            <text:p>SuperLube Lubrication Supplement</text:p>
          </table:table-cell>
          <table:table-cell office:value-type="string" calcext:value-type="string">
            <text:p>&lt;div class='infobox_container'&gt; <text:s/>&lt;div class='infobox fullbox'&gt; <text:s text:c="3"/>&lt;p&gt;Martini Super Lube increases horsepower and torque while prolonging peak engine life by utilising our unique Synthetic Ester Polymers to coat all internal reciprocating engine components. Most top engine builders now recommend some type of high performance coating system to insure component life and reduce friction.&lt;/p&gt; <text:s text:c="3"/>&lt;p&gt;Martini Super Lube differs significantly from conventional lubrication additives in that it uses a polar formulation that wants to adhere to the surfaces under the action of heat and load due to molecular attraction of the molecules to the surfaces.&lt;/p&gt; <text:s text:c="3"/>&lt;p&gt;This unique formulation prolongs engine life and reduces wear by reducing friction and excessive engine destroying heat build up.&lt;/p&gt; <text:s text:c="3"/>&lt;p&gt;The advantage that Super Lube’s synthetic “blueprint coating” process brings is a significant increase in abrasive wear resistance and durability, while treated engines have less harmonic vibration and run cooler.&lt;/p&gt; <text:s text:c="3"/>&lt;p&gt;Super Lube’s blueprint coating allows engine tuning for increased horsepower in areas not achievable other wise. By releasing friction bound horsepower as well as helping to lower oil temperatures, this will permit the use of thinner viscosity high, performance motor oils.&lt;/p&gt; <text:s text:c="3"/>&lt;p&gt;Super Lube is a development of our on-going racing program. Martini Racing Products is positioned at the top end of the performance industry. Providing Road &amp; Track quality, durability and technical support are hallmarks of our Company. All our Martini RACING PRODUCTS &amp; LIQUID HORSEPOWER range will meet or exceed the demands of Competition and extreme High Performance applications.&lt;/p&gt; <text:s text:c="3"/>&lt;/div&gt; <text:s/>&lt;/div&gt;</text:p>
          </table:table-cell>
          <table:table-cell table:number-columns-repeated="4"/>
          <table:table-cell office:value-type="float" office:value="27.27" calcext:value-type="float">
            <text:p>27.27</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8:15:38</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Super Products</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S20RT</text:p>
          </table:table-cell>
          <table:table-cell office:value-type="float" office:value="1" calcext:value-type="float">
            <text:p>1</text:p>
          </table:table-cell>
          <table:table-cell office:value-type="string" calcext:value-type="string">
            <text:p>sint20_online_store.jpg</text:p>
          </table:table-cell>
          <table:table-cell office:value-type="string" calcext:value-type="string">
            <text:p>Sint 20R/T SN+ Motor Oil</text:p>
          </table:table-cell>
          <table:table-cell office:value-type="string" calcext:value-type="string">
            <text:p>&lt;div class='infobox_container'&gt; <text:s/>&lt;div class='infobox fullbox'&gt; <text:s text:c="3"/>&lt;h2&gt;Ultra high performance full synthetic 0w20 SN+ Motor Oil&lt;/h2&gt; <text:s text:c="3"/>&lt;p&gt;Martini® Sint 20R/T is a new generation of ultra-high performance, full synthetic, road &amp; track motor oil especially formulated to comply with most high technology, fuel efficient engine manufacturers.&lt;/p&gt; <text:s text:c="3"/>&lt;p&gt;Martini® Sint 20R/T has been developed with “Clean Performance Technology” thereby prolonging its service life while maintaining optimal engine performance. Martini® Sint 20R/T guarantees excellent low temperature fluidity that provides a rapid oil film at cold start.&lt;/p&gt; <text:s text:c="3"/>&lt;p&gt;Martini® Sint 20R/T is designed to remain stable at high operating temperatures. The advanced chemistry within the Martini® Sint 20R/T formulation will ensure maximum lubrication protection and positively reduce friction in order to provide greater fuel economy.&lt;/p&gt; <text:s text:c="3"/>&lt;p&gt;Martini® Sint 20R/T provides the highest level of protection from combustion deposits, heat induced oil oxidation and sludge deposits. Martini® Sint 20R/T incorporates the highest levels of anti-wear, anti-corrosion, anti-foam and exceptional oxidation resistance properties thereby permitting extended long drain intervals if required.&lt;/p&gt; <text:s text:c="5"/>&lt;p&gt;Martini® Sint 20R/T meets or exceeds the following Australian &amp;amp; International specifications:&lt;/p&gt; <text:s text:c="3"/>&lt;ul class='infobox_list'&gt; <text:s text:c="5"/>&lt;li&gt;API SN/CF-4&lt;/li&gt; <text:s text:c="5"/>&lt;li&gt;ACEA A5/B5&lt;/li&gt; <text:s text:c="5"/>&lt;li&gt;ACEA A1/ B1&lt;/li&gt; <text:s text:c="5"/>&lt;li&gt;API ENERGY CONSERVING&lt;/li&gt; <text:s text:c="5"/>&lt;li&gt;FORD WSS-M2C945-A&lt;/li&gt; <text:s text:c="5"/>&lt;li&gt;ILSAC GF-5&lt;/li&gt; <text:s text:c="5"/>&lt;li&gt;SUBARU&lt;/li&gt; <text:s/>&lt;/ul&gt; <text:s text:c="5"/>&lt;p&gt;Martini® Sint 20R/T ensures a greater respect for the environment by reducing emissions.&lt;/p&gt; <text:s text:c="3"/>&lt;/div&gt; <text:s/>&lt;/div&gt;</text:p>
          </table:table-cell>
          <table:table-cell table:number-columns-repeated="4"/>
          <table:table-cell office:value-type="float" office:value="90" calcext:value-type="float">
            <text:p>9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8:37:55</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Lubricants^Sint R/T Motor Oil</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S30RT</text:p>
          </table:table-cell>
          <table:table-cell office:value-type="float" office:value="1" calcext:value-type="float">
            <text:p>1</text:p>
          </table:table-cell>
          <table:table-cell office:value-type="string" calcext:value-type="string">
            <text:p>sint30_online_store.jpg</text:p>
          </table:table-cell>
          <table:table-cell office:value-type="string" calcext:value-type="string">
            <text:p>Sint 30R/T SN+ Motor Oil</text:p>
          </table:table-cell>
          <table:table-cell office:value-type="string" calcext:value-type="string">
            <text:p>&lt;div class='infobox_container'&gt; <text:s/>&lt;div class='infobox fullbox'&gt; <text:s text:c="3"/>&lt;h2&gt;Full Synthetic 5w30 Road &amp; Track Motor Oil enhanced with SuperLube Technology.&lt;/h2&gt; <text:s text:c="5"/>&lt;p&gt;Martini® Sint 30R/T is a high performance, full synthetic motor oil designed to provide maximum lubrication film strength under the most varied and harsh conditions.&lt;/p&gt; <text:s text:c="3"/>&lt;p&gt;Martini® Sint 30R/T meets and exceeds the requirements for modern high technology performance engines. Martini® Sint 30R/T formulation <text:s/>provides exceptional anti-wear protection during initial start up while providing maximum viscosity at high temperatures for greater resistance to lubrication breakdown. &lt;/p&gt; <text:s text:c="3"/>&lt;p&gt;Martini® Sint 30R/T is a superior synthetic formulation that guarantees maximum protection for high technology, sporting and competition cars <text:s/>requiring a 5w30 motor oil.&lt;/p&gt; <text:s text:c="8"/>&lt;p&gt;Martini® Sint Road &amp; Track motor oils are suitable for turbo and non turbo engines and meet or exceed the following 2011 specifications:&lt;/p&gt; <text:s text:c="3"/>&lt;ul class='infobox_list'&gt; <text:s text:c="5"/>&lt;li&gt;API SN/CF ILSAC GF-5&lt;/li&gt; <text:s text:c="5"/>&lt;li&gt;API ENERGY CONSERVING&lt;/li&gt; <text:s text:c="5"/>&lt;li&gt;ACEA A3,B3/B4&lt;/li&gt; <text:s text:c="5"/>&lt;li&gt;AUDI 503 01&lt;/li&gt; <text:s text:c="5"/>&lt;li&gt;BMW LL-98, LL0-01&lt;/li&gt; <text:s text:c="5"/>&lt;li&gt;CCMC G5,PD-2&lt;/li&gt; <text:s text:c="5"/>&lt;li&gt;CHRYSLER SERVICE FILL,MS-10725&lt;/li&gt; <text:s text:c="5"/>&lt;li&gt;DAIMLER BENZ DB229.1, 229.3&lt;/li&gt; <text:s text:c="5"/>&lt;li&gt;FORD SERVICE FILL&lt;/li&gt; <text:s text:c="5"/>&lt;li&gt;FIAT 9.5535 Z2&lt;/li&gt; <text:s text:c="5"/>&lt;li&gt;GM LEGACY SERVICE FILL&lt;/li&gt; <text:s text:c="5"/>&lt;li&gt;JASO MA&lt;/li&gt; <text:s text:c="5"/>&lt;li&gt;NISSAN&lt;/li&gt; <text:s text:c="5"/>&lt;li&gt;PORSCHE&lt;/li&gt; <text:s text:c="5"/>&lt;li&gt;PSA&lt;/li&gt; <text:s text:c="5"/>&lt;li&gt;RENAULT&lt;/li&gt; <text:s text:c="5"/>&lt;li&gt;ROVER RES.22.OL.22&lt;/li&gt; <text:s text:c="5"/>&lt;li&gt;SAAB&lt;/li&gt; <text:s text:c="5"/>&lt;li&gt;TOYOTA&lt;/li&gt; <text:s text:c="5"/>&lt;li&gt;VW500.00 and 505.00&lt;/li&gt; <text:s/>&lt;/ul&gt; <text:s text:c="5"/>&lt;/div&gt; <text:s/>&lt;/div&gt;</text:p>
          </table:table-cell>
          <table:table-cell table:number-columns-repeated="4"/>
          <table:table-cell office:value-type="float" office:value="99" calcext:value-type="float">
            <text:p>9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8:42:57</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Lubricants^Sint R/T Motor Oil</text:p>
          </table:table-cell>
          <table:table-cell office:value-type="string" calcext:value-type="string">
            <text:p>--none--</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S40RT</text:p>
          </table:table-cell>
          <table:table-cell office:value-type="float" office:value="1" calcext:value-type="float">
            <text:p>1</text:p>
          </table:table-cell>
          <table:table-cell office:value-type="string" calcext:value-type="string">
            <text:p>sint40_online_store.jpg</text:p>
          </table:table-cell>
          <table:table-cell office:value-type="string" calcext:value-type="string">
            <text:p>Sint 40R/T SN+ Motor Oil</text:p>
          </table:table-cell>
          <table:table-cell office:value-type="string" calcext:value-type="string">
            <text:p>&lt;div class='infobox_container'&gt; <text:s/>&lt;div class='infobox fullbox'&gt; <text:s text:c="3"/>&lt;h2&gt;Full Synthetic 0w40 Road &amp; Track Motor Oil enhanced with SuperLube Technology.&lt;/h2&gt; <text:s text:c="3"/>&lt;p&gt;Martini® Sint 40R/T is a high performance, full synthetic motor oil designed to provide maximum lubrication film strength under the most varied and harsh <text:s/>conditions. &lt;/p&gt; <text:s/>&lt;p&gt;Martini® Sint 40R/T meets and exceeds the requirements for modern high technology performance engines. Martini® Sint 40R/T formulation <text:s/>provides exceptional anti-wear protection during initial start up while providing maximum viscosity at high temperatures for greater resistance to lubrication <text:s/>breakdown. &lt;/p&gt; <text:s/>&lt;p&gt;Martini® Sint 40R/T is a superior synthetic formulation that guarantees maximum protection for high technology, sporting and competition cars <text:s/>requiring a 0w40 motor oil.&lt;/p&gt; <text:s text:c="8"/>&lt;p&gt;Martini® Sint Road &amp; Track motor oils are suitable for turbo and non turbo engines and meet or exceed the following 2011 specifications:&lt;/p&gt; <text:s text:c="3"/>&lt;ul class='infobox_list'&gt; <text:s text:c="5"/>&lt;li&gt;API SN/CF ILSAC GF-5&lt;/li&gt; <text:s text:c="5"/>&lt;li&gt;API ENERGY CONSERVING&lt;/li&gt; <text:s text:c="5"/>&lt;li&gt;ACEA A3,B3/B4&lt;/li&gt; <text:s text:c="5"/>&lt;li&gt;AUDI 503 01&lt;/li&gt; <text:s text:c="5"/>&lt;li&gt;BMW LL-98, LL0-01&lt;/li&gt; <text:s text:c="5"/>&lt;li&gt;CCMC G5,PD-2&lt;/li&gt; <text:s text:c="5"/>&lt;li&gt;CHRYSLER SERVICE FILL,MS-10725&lt;/li&gt; <text:s text:c="5"/>&lt;li&gt;DAIMLER BENZ DB229.1, 229.3&lt;/li&gt; <text:s text:c="5"/>&lt;li&gt;FORD SERVICE FILL&lt;/li&gt; <text:s text:c="5"/>&lt;li&gt;FIAT 9.5535 Z2&lt;/li&gt; <text:s text:c="5"/>&lt;li&gt;GM LEGACY SERVICE FILL&lt;/li&gt; <text:s text:c="5"/>&lt;li&gt;JASO MA&lt;/li&gt; <text:s text:c="5"/>&lt;li&gt;NISSAN&lt;/li&gt; <text:s text:c="5"/>&lt;li&gt;PORSCHE&lt;/li&gt; <text:s text:c="5"/>&lt;li&gt;PSA&lt;/li&gt; <text:s text:c="5"/>&lt;li&gt;RENAULT&lt;/li&gt; <text:s text:c="5"/>&lt;li&gt;ROVER RES.22.OL.22&lt;/li&gt; <text:s text:c="5"/>&lt;li&gt;SAAB&lt;/li&gt; <text:s text:c="5"/>&lt;li&gt;TOYOTA&lt;/li&gt; <text:s text:c="5"/>&lt;li&gt;VW500.00 and 505.00&lt;/li&gt; <text:s/>&lt;/ul&gt; <text:s text:c="5"/>&lt;/div&gt; <text:s/>&lt;/div&gt;</text:p>
          </table:table-cell>
          <table:table-cell table:number-columns-repeated="4"/>
          <table:table-cell office:value-type="float" office:value="90" calcext:value-type="float">
            <text:p>9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19:15:08</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Lubricants^Sint R/T Motor Oil</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S50RT</text:p>
          </table:table-cell>
          <table:table-cell office:value-type="float" office:value="1" calcext:value-type="float">
            <text:p>1</text:p>
          </table:table-cell>
          <table:table-cell office:value-type="string" calcext:value-type="string">
            <text:p>sint50_online_store.jpg</text:p>
          </table:table-cell>
          <table:table-cell office:value-type="string" calcext:value-type="string">
            <text:p>Sint 50R/T SN+ Motor Oil</text:p>
          </table:table-cell>
          <table:table-cell office:value-type="string" calcext:value-type="string">
            <text:p>&lt;div class='infobox_container'&gt; <text:s/>&lt;div class='infobox fullbox'&gt; <text:s text:c="3"/>&lt;h2&gt;Full Synthetic 5w50 Road &amp; Track Motor Oil enhanced with SuperLube Technology&lt;/h2&gt;. <text:s text:c="5"/>&lt;p&gt;Martini® Sint 50R/T is a high performance, full synthetic motor oil designed to provide maximum lubrication film strength under the most varied and harsh <text:s/>conditions. &lt;/p&gt; <text:s text:c="3"/>&lt;p&gt;Martini® Sint 50R/T meets and exceeds the requirements for modern high technology performance engines. Martini® Sint 50R/T formulation <text:s/>provides exceptional anti-wear protection during initial start up while providing maximum viscosity at high temperatures for greater resistance to lubrication <text:s/>breakdown. &lt;/p&gt; <text:s text:c="3"/>&lt;p&gt;Martini® Sint 50R/T is a superior synthetic formulation that guarantees maximum protection for high technology, sporting and competition cars <text:s/>requiring a 5w50 motor oil.&lt;/p&gt; <text:s text:c="8"/>&lt;p&gt;Martini® Sint Road &amp; Track motor oils are suitable for turbo and non turbo engines and meet or exceed the following 2011 specifications:&lt;/p&gt; <text:s text:c="3"/>&lt;ul class='infobox_list'&gt; <text:s text:c="5"/>&lt;li&gt;API SN/CF ILSAC GF-5&lt;/li&gt; <text:s text:c="5"/>&lt;li&gt;API ENERGY CONSERVING&lt;/li&gt; <text:s text:c="5"/>&lt;li&gt;ACEA A3,B3/B4&lt;/li&gt; <text:s text:c="5"/>&lt;li&gt;AUDI 503 01&lt;/li&gt; <text:s text:c="5"/>&lt;li&gt;BMW LL-98, LL0-01&lt;/li&gt; <text:s text:c="5"/>&lt;li&gt;CCMC G5,PD-2&lt;/li&gt; <text:s text:c="5"/>&lt;li&gt;CHRYSLER SERVICE FILL,MS-10725&lt;/li&gt; <text:s text:c="5"/>&lt;li&gt;DAIMLER BENZ DB229.1, 229.3&lt;/li&gt; <text:s text:c="5"/>&lt;li&gt;FORD SERVICE FILL&lt;/li&gt; <text:s text:c="5"/>&lt;li&gt;FIAT 9.5535 Z2&lt;/li&gt; <text:s text:c="5"/>&lt;li&gt;GM LEGACY SERVICE FILL&lt;/li&gt; <text:s text:c="5"/>&lt;li&gt;JASO MA&lt;/li&gt; <text:s text:c="5"/>&lt;li&gt;NISSAN&lt;/li&gt; <text:s text:c="5"/>&lt;li&gt;PORSCHE&lt;/li&gt; <text:s text:c="5"/>&lt;li&gt;PSA&lt;/li&gt; <text:s text:c="5"/>&lt;li&gt;RENAULT&lt;/li&gt; <text:s text:c="5"/>&lt;li&gt;ROVER RES.22.OL.22&lt;/li&gt; <text:s text:c="5"/>&lt;li&gt;SAAB&lt;/li&gt; <text:s text:c="5"/>&lt;li&gt;TOYOTA&lt;/li&gt; <text:s text:c="5"/>&lt;li&gt;VW500.00 and 505.00&lt;/li&gt; <text:s/>&lt;/ul&gt; <text:s text:c="5"/>&lt;/div&gt; <text:s/>&lt;/div&gt;</text:p>
          </table:table-cell>
          <table:table-cell table:number-columns-repeated="4"/>
          <table:table-cell office:value-type="float" office:value="90" calcext:value-type="float">
            <text:p>9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21:48:21</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Lubricants^Sint R/T Motor Oil</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row table:style-name="ro1">
          <table:table-cell office:value-type="string" calcext:value-type="string">
            <text:p>MR-S60RT</text:p>
          </table:table-cell>
          <table:table-cell office:value-type="float" office:value="1" calcext:value-type="float">
            <text:p>1</text:p>
          </table:table-cell>
          <table:table-cell office:value-type="string" calcext:value-type="string">
            <text:p>sint60_online_store.jpg</text:p>
          </table:table-cell>
          <table:table-cell office:value-type="string" calcext:value-type="string">
            <text:p>Sint 60R/T SN+ Motor Oil</text:p>
          </table:table-cell>
          <table:table-cell office:value-type="string" calcext:value-type="string">
            <text:p>&lt;div class='infobox_container'&gt; <text:s/>&lt;div class='infobox fullbox'&gt; <text:s text:c="3"/>&lt;p&gt;&lt;span style="font-size: medium;"&gt;Full Synthetic 10w60 Road &amp;amp; Track Motor Oil enhanced with SuperLube Technology.&lt;/span&gt;&lt;/p&gt; <text:s/>&lt;p&gt;Martini® Sint 60R/T is a high performance, full synthetic motor oil designed to provide maximum lubrication film strength under the most varied and harsh conditions. Martini® Sint 60R/T meets and exceeds the requirements for modern high technology performance engines. Martini® Sint 60R/T formulation provides exceptional anti-wear protection during initial start up while providing maximum viscosity at high temperatures for greater resistance to lubrication breakdown. Martini® Sint 60R/T is a superior synthetic formulation that guarantees maximum protection for high technology, sporting and competition cars requiring a 10w60 motor oil.&lt;/p&gt; <text:s/>&lt;p&gt; &lt;/p&gt; <text:s/>&lt;p&gt;&lt;strong&gt;Martini® Sint Road &amp;amp; Track motor oils are suitable for turbo and non turbo engines and meet or exceed the following 2011 specifications:&lt;/strong&gt;&lt;/p&gt; <text:s text:c="3"/>&lt;ul class='infobox_list'&gt; <text:s/>&lt;li&gt;API SN/CF ILSAC GF-5&lt;/li&gt; <text:s/>&lt;li&gt;API ENERGY CONSERVING&lt;/li&gt; <text:s/>&lt;li&gt;ACEA A3,B3/B4&lt;/li&gt; <text:s/>&lt;li&gt;AUDI 503 01&lt;/li&gt; <text:s/>&lt;li&gt;BMW LL-98, LL0-01&lt;/li&gt; <text:s/>&lt;li&gt;CCMC G5,PD-2&lt;/li&gt; <text:s/>&lt;li&gt;CHRYSLER SERVICE FILL,MS-10725&lt;/li&gt; <text:s/>&lt;li&gt;DAIMLER BENZ DB229.1, 229.3&lt;/li&gt; <text:s/>&lt;li&gt;FORD SERVICE FILL&lt;/li&gt; <text:s/>&lt;li&gt;FIAT 9.5535 Z2&lt;/li&gt; <text:s/>&lt;li&gt;GM LEGACY SERVICE FILL&lt;/li&gt; <text:s/>&lt;li&gt;JASO MA&lt;/li&gt; <text:s/>&lt;li&gt;NISSAN&lt;/li&gt; <text:s/>&lt;li&gt;PORSCHE&lt;/li&gt; <text:s/>&lt;li&gt;PSA&lt;/li&gt; <text:s/>&lt;li&gt;RENAULT&lt;/li&gt; <text:s/>&lt;li&gt;ROVER RES.22.OL.22&lt;/li&gt; <text:s/>&lt;li&gt;SAAB&lt;/li&gt; <text:s/>&lt;li&gt;TOYOTA&lt;/li&gt; <text:s/>&lt;li&gt;VW500.00 and 505.00&lt;/li&gt; <text:s/>&lt;/ul&gt; <text:s text:c="5"/>&lt;/div&gt; <text:s/>&lt;/div&gt;</text:p>
          </table:table-cell>
          <table:table-cell table:number-columns-repeated="4"/>
          <table:table-cell office:value-type="float" office:value="90" calcext:value-type="float">
            <text:p>9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2014-11-14 21:55:14</text:p>
          </table:table-cell>
          <table:table-cell office:value-type="float" office:value="100" calcext:value-type="float">
            <text:p>100</text:p>
          </table:table-cell>
          <table:table-cell office:value-type="string" calcext:value-type="string">
            <text:p>Martini Racing</text:p>
          </table:table-cell>
          <table:table-cell office:value-type="string" calcext:value-type="string">
            <text:p>Martini Racing^Lubricants^Sint R/T Motor Oil</text:p>
          </table:table-cell>
          <table:table-cell office:value-type="string" calcext:value-type="string">
            <text:p>Taxable Good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4-11-14T22:01:14.604551293</dc:date>
    <meta:editing-duration>PT38S</meta:editing-duration>
    <meta:editing-cycles>2</meta:editing-cycles>
    <meta:document-statistic meta:table-count="1" meta:cell-count="308" meta:object-count="0"/>
  </office:meta>
</office:document-meta>
</file>